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4">
            <text:p>SUERC-39514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441.0">
            <text:p>441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5">
            <text:p>SUERC-39525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745.0">
            <text:p>174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6">
            <text:p>SUERC-39526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743.0">
            <text:p>174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414972">
            <text:p>Beta-414972</text:p>
          </table:table-cell>
          <table:table-cell office:value-type="float" office:value="58.47">
            <text:p>58.47</text:p>
          </table:table-cell>
          <table:table-cell office:value-type="float" office:value="-4.71">
            <text:p>-4.71</text:p>
          </table:table-cell>
          <table:table-cell office:value-type="float" office:value="5390.0">
            <text:p>539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7">
            <text:p>-0.0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414973">
            <text:p>Beta-414973</text:p>
          </table:table-cell>
          <table:table-cell office:value-type="float" office:value="58.47">
            <text:p>58.47</text:p>
          </table:table-cell>
          <table:table-cell office:value-type="float" office:value="-4.71">
            <text:p>-4.71</text:p>
          </table:table-cell>
          <table:table-cell office:value-type="float" office:value="2940.0">
            <text:p>29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6">
            <text:p>0.36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7">
            <text:p>SUERC-39527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724.0">
            <text:p>1724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39">
            <text:p>SUERC-43539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935.0">
            <text:p>935.0</text:p>
          </table:table-cell>
          <table:table-cell office:value-type="float" office:value="18.0">
            <text:p>1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40">
            <text:p>SUERC-43540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353.0">
            <text:p>1353.0</text:p>
          </table:table-cell>
          <table:table-cell office:value-type="float" office:value="18.0">
            <text:p>1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8">
            <text:p>0.18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0">
            <text:p>SUERC-39520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689.0">
            <text:p>168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9">
            <text:p>SUERC-39519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686.0">
            <text:p>1686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7">
            <text:p>SUERC-39517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420.0">
            <text:p>42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21">
            <text:p>SUERC-39521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682.0">
            <text:p>1682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1">
            <text:p>0.11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2">
            <text:p>SUERC-45002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298.0">
            <text:p>298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7">
            <text:p>0.17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39518">
            <text:p>SUERC-39518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439.0">
            <text:p>439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60">
            <text:p>SUERC-53660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6164.0">
            <text:p>6164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UB-3845">
            <text:p>UB-3845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5380.0">
            <text:p>5380.0</text:p>
          </table:table-cell>
          <table:table-cell office:value-type="float" office:value="63.0">
            <text:p>6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4">
            <text:p>-2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61">
            <text:p>SUERC-53661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4617.0">
            <text:p>4617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9">
            <text:p>-0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UB-3844">
            <text:p>UB-3844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6482.0">
            <text:p>6482.0</text:p>
          </table:table-cell>
          <table:table-cell office:value-type="float" office:value="98.0">
            <text:p>9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94750">
            <text:p>Beta-94750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4230.0">
            <text:p>42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Beta-94749">
            <text:p>Beta-94749</text:p>
          </table:table-cell>
          <table:table-cell office:value-type="float" office:value="58.54">
            <text:p>58.54</text:p>
          </table:table-cell>
          <table:table-cell office:value-type="float" office:value="-4.66">
            <text:p>-4.66</text:p>
          </table:table-cell>
          <table:table-cell office:value-type="float" office:value="3550.0">
            <text:p>3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7">
            <text:p>-0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16,Dawson1999,ShennanEtal2018">
            <text:p>LongEtal2016,Dawson1999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5">
            <text:p>SUERC-45005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585.0">
            <text:p>58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3">
            <text:p>0.13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46">
            <text:p>SUERC-43546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2095.0">
            <text:p>2095.0</text:p>
          </table:table-cell>
          <table:table-cell office:value-type="float" office:value="20.0">
            <text:p>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7">
            <text:p>0.1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58">
            <text:p>SUERC-53658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443.0">
            <text:p>443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LongEtal2016,ShennanEtal2018">
            <text:p>LongEtal2016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3541">
            <text:p>SUERC-43541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2065.0">
            <text:p>2065.0</text:p>
          </table:table-cell>
          <table:table-cell office:value-type="float" office:value="18.0">
            <text:p>1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7">
            <text:p>0.1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7">
            <text:p>SUERC-45007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1183.0">
            <text:p>1183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7">
            <text:p>0.0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45006">
            <text:p>SUERC-45006</text:p>
          </table:table-cell>
          <table:table-cell office:value-type="float" office:value="58.45">
            <text:p>58.45</text:p>
          </table:table-cell>
          <table:table-cell office:value-type="float" office:value="-4.48">
            <text:p>-4.48</text:p>
          </table:table-cell>
          <table:table-cell office:value-type="float" office:value="880.0">
            <text:p>880.0</text:p>
          </table:table-cell>
          <table:table-cell office:value-type="float" office:value="37.0">
            <text:p>3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rlowEtal2014,ShennanEtal2018">
            <text:p>BarlowEtal2014,ShennanEtal2018</text:p>
          </table:table-cell>
        </table:table-row>
        <table:table-row>
          <table:table-cell office:value-type="string" office:value="Sutherland">
            <text:p>Sutherland</text:p>
          </table:table-cell>
          <table:table-cell office:value-type="string" office:value="radiocarbon">
            <text:p>radiocarbon</text:p>
          </table:table-cell>
          <table:table-cell office:value-type="string" office:value="SUERC-53659">
            <text:p>SUERC-53659</text:p>
          </table:table-cell>
          <table:table-cell office:value-type="float" office:value="58.45">
            <text:p>58.45</text:p>
          </table:table-cell>
          <table:table-cell office:value-type="float" office:value="-4.75">
            <text:p>-4.75</text:p>
          </table:table-cell>
          <table:table-cell office:value-type="float" office:value="1688.0">
            <text:p>1688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2">
            <text:p>-0.52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LongEtal2016,ShennanEtal2018">
            <text:p>LongEtal201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